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, sans-serif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529cm" style:contextual-spacing="false" fo:orphans="2" fo:widows="2" fo:text-indent="0cm" style:auto-text-indent="false" fo:padding-left="0cm" fo:padding-right="0cm" fo:padding-top="0cm" fo:padding-bottom="0.265cm" fo:border-left="none" fo:border-right="none" fo:border-top="none" fo:border-bottom="0.74pt solid #2e8b57"/>
      <style:text-properties fo:font-variant="normal" fo:text-transform="none" fo:color="#2e8b57" loext:opacity="100%" style:font-name="Arial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529cm" style:contextual-spacing="false" fo:text-align="justify" style:justify-single-word="false" fo:orphans="2" fo:widows="2" fo:text-indent="0cm" style:auto-text-indent="false"/>
    </style:style>
    <style:style style:name="P3" style:family="paragraph" style:parent-style-name="Heading_20_2">
      <style:paragraph-properties fo:margin-left="0cm" fo:margin-right="0cm" fo:margin-top="0.794cm" fo:margin-bottom="0.529cm" style:contextual-spacing="false" fo:line-height="115%" fo:text-indent="0cm" style:auto-text-indent="false" fo:padding-left="0cm" fo:padding-right="0cm" fo:padding-top="0cm" fo:padding-bottom="0.132cm" fo:border-left="none" fo:border-right="none" fo:border-top="none" fo:border-bottom="0.06pt solid #dddddd"/>
    </style:style>
    <style:style style:name="P4" style:family="paragraph" style:parent-style-name="Text_20_body">
      <style:paragraph-properties fo:margin-left="0cm" fo:margin-right="0cm" fo:margin-top="0cm" fo:margin-bottom="0.529cm" style:contextual-spacing="false" fo:text-align="justify" style:justify-single-word="false" fo:text-indent="0cm" style:auto-text-indent="false"/>
    </style:style>
    <style:style style:name="P5" style:family="paragraph" style:parent-style-name="Preformatted_20_Text">
      <loext:graphic-properties draw:fill="solid" draw:fill-color="#f0fff0" draw:opacity="100%"/>
      <style:paragraph-properties fo:margin-left="0cm" fo:margin-right="0cm" fo:margin-top="0.265cm" fo:margin-bottom="0.247cm" style:contextual-spacing="false" fo:line-height="115%" fo:text-indent="0cm" style:auto-text-indent="false" fo:background-color="#f0fff0" fo:padding="0cm" fo:border="none"/>
    </style:style>
    <style:style style:name="P6" style:family="paragraph" style:parent-style-name="Preformatted_20_Text">
      <loext:graphic-properties draw:fill="solid" draw:fill-color="#f0fff0" draw:opacity="100%"/>
      <style:paragraph-properties fo:margin-top="0.265cm" fo:margin-bottom="0.247cm" style:contextual-spacing="false" fo:line-height="115%" fo:background-color="#f0fff0" fo:padding="0cm" fo:border="none"/>
    </style:style>
    <style:style style:name="P7" style:family="paragraph" style:parent-style-name="Text_20_body">
      <style:paragraph-properties fo:margin-left="0cm" fo:margin-right="0cm" fo:margin-top="0.397cm" fo:margin-bottom="0.247cm" style:contextual-spacing="false" fo:text-align="justify" style:justify-single-word="false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.529cm" style:contextual-spacing="false" fo:orphans="2" fo:widows="2" fo:text-indent="0cm" style:auto-text-indent="false" fo:padding-left="0cm" fo:padding-right="0cm" fo:padding-top="0cm" fo:padding-bottom="0.265cm" fo:border-left="none" fo:border-right="none" fo:border-top="none" fo:border-bottom="0.74pt solid #2e8b57"/>
    </style:style>
    <style:style style:name="T1" style:family="text">
      <style:text-properties fo:font-variant="normal" fo:text-transform="none" fo:color="#333333" loext:opacity="100%" style:font-name="Arial" fo:font-size="14pt" fo:letter-spacing="normal" fo:font-style="normal" fo:font-weight="normal"/>
    </style:style>
    <style:style style:name="T2" style:family="text">
      <style:text-properties fo:font-variant="normal" fo:text-transform="none" fo:color="#006400" loext:opacity="100%" fo:font-family="'Courier New', Courier, monospace" fo:font-size="14pt" fo:letter-spacing="normal" fo:font-style="normal" fo:font-weight="normal" fo:background-color="#f0fff0" loext:char-shading-value="0" loext:padding="0cm" loext:border="none"/>
    </style:style>
    <style:style style:name="T3" style:family="text">
      <style:text-properties fo:color="#2e8b57" loext:opacity="100%"/>
    </style:style>
    <style:style style:name="T4" style:family="text">
      <style:text-properties fo:color="#006400" loext:opacity="100%" fo:font-family="'Courier New', Courier, monospace" fo:background-color="#f0fff0" loext:char-shading-value="0" loext:padding="0cm" loext:border="none"/>
    </style:style>
    <style:style style:name="T5" style:family="text">
      <style:text-properties fo:color="#333333" loext:opacity="100%" fo:font-family="'Courier New', Courier, monospace" fo:background-color="transparent" loext:char-shading-value="0" loext:padding="0cm" loext:border="none"/>
    </style:style>
    <style:style style:name="T6" style:family="text">
      <style:text-properties fo:color="#333333" loext:opacity="100%" fo:background-color="transparent" loext:char-shading-value="0" loext:padding="0cm" loext:border="none"/>
    </style:style>
    <style:style style:name="T7" style:family="text">
      <style:text-properties fo:color="#228b22" loext:opacity="100%" fo:background-color="#fffbe6" loext:char-shading-value="0" loext:padding-left="0.397cm" loext:padding-right="0cm" loext:padding-top="0cm" loext:padding-bottom="0cm" loext:border-left="3.74pt solid #ffc107" loext:border-right="none" loext:border-top="none" loext:border-bottom="none"/>
    </style:style>
    <style:style style:name="T8" style:family="text">
      <style:text-properties fo:background-color="#fffbe6" loext:char-shading-value="0" loext:padding-left="0.397cm" loext:padding-right="0cm" loext:padding-top="0cm" loext:padding-bottom="0cm" loext:border-left="3.74pt solid #ffc107" loext:border-right="none" loext:border-top="none" loext:border-bottom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JavaScript: Manipulando Arrays com Laços 🎓</text:h>
      <text:p text:style-name="P2"><text:span text:style-name="T1">A manipulação de arrays geralmente envolve a iteração (ou seja, percorrer) pelos seus elementos para acessar, modificar ou realizar operações com eles. Laços de repetição como </text:span><text:span text:style-name="Source_20_Text"><text:span text:style-name="T2">for</text:span></text:span><text:span text:style-name="T1"> e </text:span><text:span text:style-name="Source_20_Text"><text:span text:style-name="T2">while</text:span></text:span><text:span text:style-name="T1"> são ferramentas essenciais para isso.</text:span></text:p>
      <text:h text:style-name="P3" text:outline-level="2"><text:span text:style-name="T3">Iterando com o Laço </text:span><text:span text:style-name="Source_20_Text"><text:span text:style-name="T4">for</text:span></text:span><text:span text:style-name="T3"> Clássico</text:span></text:h>
      <text:p text:style-name="P4">O laço <text:span text:style-name="Source_20_Text"><text:span text:style-name="T4">for</text:span></text:span> é frequentemente usado para percorrer todos os elementos de um array. A estrutura do laço permite inicializar um contador (geralmente `i`), definir uma condição de parada (usando o <text:span text:style-name="Source_20_Text"><text:span text:style-name="T4">.length</text:span></text:span> do array) e incrementar o contador a cada passo.</text:p>
      <text:p text:style-name="P5"><text:span text:style-name="Source_20_Text"><text:span text:style-name="T5">const meuArray = [10, 20, 30, 40, 50]; </text:span></text:span></text:p>
      <text:p text:style-name="P6"/>
      <text:p text:style-name="P6"><text:span text:style-name="Source_20_Text"><text:span text:style-name="T5">for (let i = 0; i &lt; meuArray.length; i++) { </text:span></text:span></text:p>
      <text:p text:style-name="P6"><text:span text:style-name="Source_20_Text"><text:span text:style-name="T6"><text:s text:c="4"/></text:span></text:span><text:span text:style-name="Source_20_Text"><text:span text:style-name="T5">// Acessamos o elemento atual usando o índice: meuArray[i] </text:span></text:span></text:p>
      <text:p text:style-name="P6"><text:span text:style-name="Source_20_Text"><text:span text:style-name="T6"><text:s text:c="4"/></text:span></text:span><text:span text:style-name="Source_20_Text"><text:span text:style-name="T5">console.log(`O elemento no índice ${i} é ${meuArray[i]}`); </text:span></text:span></text:p>
      <text:p text:style-name="P6"><text:span text:style-name="Source_20_Text"><text:span text:style-name="T5">}</text:span></text:span></text:p>
      <text:h text:style-name="P3" text:outline-level="2"><text:span text:style-name="T3">Iterando com o Laço </text:span><text:span text:style-name="Source_20_Text"><text:span text:style-name="T4">while</text:span></text:span></text:h>
      <text:p text:style-name="P4">O laço <text:span text:style-name="Source_20_Text"><text:span text:style-name="T4">while</text:span></text:span> é outra opção para percorrer um array. Para usá-lo, você precisa inicializar uma variável de contagem antes do laço e lembrar de incrementá-la dentro do laço para evitar uma repetição infinita.</text:p>
      <text:p text:style-name="P5"><text:span text:style-name="Source_20_Text"><text:span text:style-name="T5">const meuArray = [10, 20, 30, 40, 50]; </text:span></text:span></text:p>
      <text:p text:style-name="P6"><text:span text:style-name="Source_20_Text"><text:span text:style-name="T5">let i = 0; // 1. Inicializa o contador </text:span></text:span></text:p>
      <text:p text:style-name="P6"/>
      <text:p text:style-name="P6"><text:span text:style-name="Source_20_Text"><text:span text:style-name="T5">while (i &lt; meuArray.length) { // 2. Define a condição</text:span></text:span></text:p>
      <text:p text:style-name="P6"><text:span text:style-name="Source_20_Text"><text:span text:style-name="T6"><text:s text:c="4"/></text:span></text:span><text:span text:style-name="Source_20_Text"><text:span text:style-name="T5">// 3. Acessa o elemento atual</text:span></text:span></text:p>
      <text:p text:style-name="P6"><text:soft-page-break/><text:span text:style-name="Source_20_Text"><text:span text:style-name="T6"><text:s text:c="4"/></text:span></text:span><text:span text:style-name="Source_20_Text"><text:span text:style-name="T5">console.log(`O elemento no índice ${i} é ${meuArray[i]}`); </text:span></text:span></text:p>
      <text:p text:style-name="P6"><text:span text:style-name="Source_20_Text"><text:span text:style-name="T6"><text:s text:c="4"/></text:span></text:span></text:p>
      <text:p text:style-name="P6"><text:span text:style-name="Source_20_Text"><text:span text:style-name="T6"><text:s text:c="4"/></text:span></text:span><text:span text:style-name="Source_20_Text"><text:span text:style-name="T5">i++; // 4. ATUALIZA O CONTADOR! </text:span></text:span></text:p>
      <text:p text:style-name="P6"><text:span text:style-name="Source_20_Text"><text:span text:style-name="T5">}</text:span></text:span></text:p>
      <text:h text:style-name="P3" text:outline-level="2"><text:span text:style-name="T3">A Forma Moderna: Laço </text:span><text:span text:style-name="Source_20_Text"><text:span text:style-name="T4">for...of</text:span></text:span></text:h>
      <text:p text:style-name="P7"><text:span text:style-name="Strong_20_Emphasis"><text:span text:style-name="T7">Recomendação:</text:span></text:span><text:span text:style-name="T8"> Para simplesmente percorrer os </text:span><text:span text:style-name="Strong_20_Emphasis"><text:span text:style-name="T7">valores</text:span></text:span><text:span text:style-name="T8"> de um array, o laço </text:span><text:span text:style-name="Source_20_Text"><text:span text:style-name="T4">for...of</text:span></text:span><text:span text:style-name="T8"> é a forma mais moderna, segura e legível em JavaScript. Use-o sempre que não precisar do índice do elemento.</text:span></text:p>
      <text:p text:style-name="P4">Este laço itera diretamente sobre os elementos de um objeto iterável (como um array), tornando o código mais limpo e direto.</text:p>
      <text:p text:style-name="P5"><text:span text:style-name="Source_20_Text"><text:span text:style-name="T5">const notas = [10, 8.5, 9.0, 7.5];</text:span></text:span></text:p>
      <text:p text:style-name="P6"><text:span text:style-name="Source_20_Text"><text:span text:style-name="T5">let soma = 0;</text:span></text:span></text:p>
      <text:p text:style-name="P6"/>
      <text:p text:style-name="P6"><text:span text:style-name="Source_20_Text"><text:span text:style-name="T5">for (const nota of notas) {</text:span></text:span></text:p>
      <text:p text:style-name="P6"><text:span text:style-name="Source_20_Text"><text:span text:style-name="T6"><text:s text:c="4"/></text:span></text:span><text:span text:style-name="Source_20_Text"><text:span text:style-name="T5">// A cada iteração, a variável 'nota' recebe um valor do array</text:span></text:span></text:p>
      <text:p text:style-name="P6"><text:span text:style-name="Source_20_Text"><text:span text:style-name="T6"><text:s text:c="4"/></text:span></text:span><text:span text:style-name="Source_20_Text"><text:span text:style-name="T5">soma += nota; // soma = soma + nota</text:span></text:span></text:p>
      <text:p text:style-name="P6"><text:span text:style-name="Source_20_Text"><text:span text:style-name="T5">}</text:span></text:span></text:p>
      <text:p text:style-name="P6"/>
      <text:p text:style-name="P6"><text:span text:style-name="Source_20_Text"><text:span text:style-name="T5">let media = soma / notas.length;</text:span></text:span></text:p>
      <text:p text:style-name="P6"><text:span text:style-name="Source_20_Text"><text:span text:style-name="T5">console.log(`A média das notas é: ${media}`);</text:span>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, sans-serif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8T20:15:04.932344300</meta:creation-date>
    <dc:date>2026-04-28T20:17:32.546587600</dc:date>
    <meta:editing-duration>PT2M28S</meta:editing-duration>
    <meta:editing-cycles>3</meta:editing-cycles>
    <meta:generator>LibreOffice/25.8.5.2$Windows_X86_64 LibreOffice_project/9c8b85f387cc00a89945a79c9e6239f32e450ac2</meta:generator>
    <meta:document-statistic meta:table-count="0" meta:image-count="0" meta:object-count="0" meta:page-count="2" meta:paragraph-count="30" meta:word-count="316" meta:character-count="1857" meta:non-whitespace-character-count="1530"/>
  </office:meta>
</office:document-meta>
</file>